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08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6.772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 style:font-name="Arial" fo:font-size="9.5pt" style:font-name-asian="Consolas" style:font-size-asian="9.5pt" style:font-name-complex="Consolas" style:font-size-complex="9.5p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>
            <text:p>Message</text:p>
          </table:table-cell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Direction</text:p>
          </table:table-cell>
        </table:table-row>
        <table:table-row table:style-name="ro2">
          <table:table-cell office:value-type="string">
            <text:p>rt=ping;m=ping;</text:p>
          </table:table-cell>
          <table:table-cell office:value-type="string">
            <text:p>Request</text:p>
          </table:table-cell>
          <table:table-cell office:value-type="string">
            <text:p>Ping request</text:p>
          </table:table-cell>
          <table:table-cell office:value-type="string">
            <text:p>Client-&gt;Server</text:p>
          </table:table-cell>
        </table:table-row>
        <table:table-row table:style-name="ro2">
          <table:table-cell office:value-type="string">
            <text:p>rt=update;m=new_infos;</text:p>
          </table:table-cell>
          <table:table-cell office:value-type="string">
            <text:p>Request</text:p>
          </table:table-cell>
          <table:table-cell office:value-type="string">
            <text:p>New datas available</text:p>
          </table:table-cell>
          <table:table-cell office:value-type="string">
            <text:p>Client-&gt;Server</text:p>
          </table:table-cell>
        </table:table-row>
        <table:table-row table:style-name="ro2">
          <table:table-cell office:value-type="string">
            <text:p>rt=connect;un=*username*;pw=*password*;</text:p>
          </table:table-cell>
          <table:table-cell office:value-type="string">
            <text:p>Request</text:p>
          </table:table-cell>
          <table:table-cell office:value-type="string">
            <text:p>Connection request</text:p>
          </table:table-cell>
          <table:table-cell office:value-type="string">
            <text:p>Client-&gt;Server</text:p>
          </table:table-cell>
        </table:table-row>
        <table:table-row table:style-name="ro2">
          <table:table-cell office:value-type="string">
            <text:p>at=ping;m=pong;</text:p>
          </table:table-cell>
          <table:table-cell office:value-type="string">
            <text:p>Answer</text:p>
          </table:table-cell>
          <table:table-cell office:value-type="string">
            <text:p>Answer ping from server</text:p>
          </table:table-cell>
          <table:table-cell office:value-type="string">
            <text:p>Client-&gt;Server</text:p>
          </table:table-cell>
        </table:table-row>
        <table:table-row table:style-name="ro2">
          <table:table-cell office:value-type="string">
            <text:p>at=update;m=updated;</text:p>
          </table:table-cell>
          <table:table-cell office:value-type="string">
            <text:p>Answer</text:p>
          </table:table-cell>
          <table:table-cell office:value-type="string">
            <text:p>Answer update request</text:p>
          </table:table-cell>
          <table:table-cell office:value-type="string">
            <text:p>Client-&gt;Server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office:value-type="string">
            <text:p>rt=update;m=new_infos;</text:p>
          </table:table-cell>
          <table:table-cell office:value-type="string">
            <text:p>Request</text:p>
          </table:table-cell>
          <table:table-cell office:value-type="string">
            <text:p>Request update</text:p>
          </table:table-cell>
          <table:table-cell office:value-type="string">
            <text:p>Server-&gt;Client</text:p>
          </table:table-cell>
        </table:table-row>
        <table:table-row table:style-name="ro2">
          <table:table-cell office:value-type="string">
            <text:p>rt=ping;m=ping;</text:p>
          </table:table-cell>
          <table:table-cell office:value-type="string">
            <text:p>Request</text:p>
          </table:table-cell>
          <table:table-cell office:value-type="string">
            <text:p>Request ping</text:p>
          </table:table-cell>
          <table:table-cell office:value-type="string">
            <text:p>Server-&gt;Client</text:p>
          </table:table-cell>
        </table:table-row>
        <table:table-row table:style-name="ro2">
          <table:table-cell office:value-type="string">
            <text:p>at=update;m=updating;</text:p>
          </table:table-cell>
          <table:table-cell office:value-type="string">
            <text:p>Answer</text:p>
          </table:table-cell>
          <table:table-cell office:value-type="string">
            <text:p>Answer to update request</text:p>
          </table:table-cell>
          <table:table-cell office:value-type="string">
            <text:p>Server-&gt;Client</text:p>
          </table:table-cell>
        </table:table-row>
        <table:table-row table:style-name="ro2">
          <table:table-cell office:value-type="string">
            <text:p>at=connect;m=wrong_infos;<text:span text:style-name="T1">at=connect;m=right_infos;</text:span></text:p>
          </table:table-cell>
          <table:table-cell office:value-type="string">
            <text:p>Answer</text:p>
          </table:table-cell>
          <table:table-cell office:value-type="string">
            <text:p>Answer to connect request</text:p>
          </table:table-cell>
          <table:table-cell office:value-type="string">
            <text:p>Server-&gt;Client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8:25:28.07</meta:creation-date>
    <dc:date>2017-02-11T18:54:02.50</dc:date>
    <meta:editing-duration>PT25M58S</meta:editing-duration>
    <meta:editing-cycles>20</meta:editing-cycles>
    <meta:generator>LibreOffice/3.6$Windows_x86 LibreOffice_project/2ef5aff-a6fb0ff-166bdff-cf087ad-0f1389</meta:generator>
    <meta:document-statistic meta:table-count="1" meta:cell-count="40" meta:object-count="0"/>
  </office:meta>
</office:document-meta>
</file>